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dc0a" officeooo:paragraph-rsid="0019dc0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19dc0a" officeooo:paragraph-rsid="0019dc0a" style:font-weight-asian="bold" style:font-weight-complex="bold"/>
    </style:style>
    <style:style style:name="P4" style:family="paragraph" style:parent-style-name="Standard">
      <style:text-properties fo:font-weight="bold" officeooo:rsid="00223663" officeooo:paragraph-rsid="0022366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80be3" officeooo:paragraph-rsid="00280be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officeooo:paragraph-rsid="001f6682"/>
    </style:style>
    <style:style style:name="P8" style:family="paragraph" style:parent-style-name="Standard">
      <style:text-properties officeooo:rsid="00223663" officeooo:paragraph-rsid="00223663"/>
    </style:style>
    <style:style style:name="P9" style:family="paragraph" style:parent-style-name="Standard">
      <style:paragraph-properties fo:text-align="start" style:justify-single-word="false"/>
      <style:text-properties officeooo:rsid="00223663" officeooo:paragraph-rsid="00223663"/>
    </style:style>
    <style:style style:name="P10" style:family="paragraph" style:parent-style-name="Standard">
      <style:paragraph-properties fo:text-align="start" style:justify-single-word="false"/>
      <style:text-properties officeooo:paragraph-rsid="0023d481"/>
    </style:style>
    <style:style style:name="P11" style:family="paragraph" style:parent-style-name="Standard">
      <style:paragraph-properties fo:text-align="start" style:justify-single-word="false"/>
      <style:text-properties officeooo:paragraph-rsid="0025c22c"/>
    </style:style>
    <style:style style:name="P12" style:family="paragraph" style:parent-style-name="Standard">
      <style:paragraph-properties fo:text-align="start" style:justify-single-word="false"/>
      <style:text-properties officeooo:paragraph-rsid="002678ac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80be3" officeooo:paragraph-rsid="00280be3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80be3" officeooo:paragraph-rsid="002ec56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29fe92" style:font-weight-asian="normal" style:font-weight-complex="normal"/>
    </style:style>
    <style:style style:name="T1" style:family="text">
      <style:text-properties officeooo:rsid="0019c4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dc0a" style:font-weight-asian="bold" style:font-weight-complex="bold"/>
    </style:style>
    <style:style style:name="T4" style:family="text">
      <style:text-properties fo:font-weight="bold" officeooo:rsid="00223663" style:font-weight-asian="bold" style:font-weight-complex="bold"/>
    </style:style>
    <style:style style:name="T5" style:family="text">
      <style:text-properties fo:font-weight="bold" officeooo:rsid="00280be3" style:font-weight-asian="bold" style:font-weight-complex="bold"/>
    </style:style>
    <style:style style:name="T6" style:family="text">
      <style:text-properties fo:font-weight="bold" officeooo:rsid="002116ec" style:font-weight-asian="bold" style:font-weight-complex="bold"/>
    </style:style>
    <style:style style:name="T7" style:family="text">
      <style:text-properties fo:font-weight="bold" officeooo:rsid="001fe360" style:font-weight-asian="bold" style:font-weight-complex="bold"/>
    </style:style>
    <style:style style:name="T8" style:family="text">
      <style:text-properties fo:font-weight="bold" officeooo:rsid="0029fe92" style:font-weight-asian="bold" style:font-weight-complex="bold"/>
    </style:style>
    <style:style style:name="T9" style:family="text">
      <style:text-properties fo:font-weight="bold" officeooo:rsid="002b94b1" style:font-weight-asian="bold" style:font-weight-complex="bold"/>
    </style:style>
    <style:style style:name="T10" style:family="text">
      <style:text-properties fo:font-weight="bold" officeooo:rsid="003072c5" style:font-weight-asian="bold" style:font-weight-complex="bold"/>
    </style:style>
    <style:style style:name="T11" style:family="text">
      <style:text-properties fo:font-weight="bold" officeooo:rsid="0019c41a" style:font-weight-asian="bold" style:font-weight-complex="bold"/>
    </style:style>
    <style:style style:name="T12" style:family="text">
      <style:text-properties fo:font-weight="bold" officeooo:rsid="001f6682" style:font-weight-asian="bold" style:font-weight-complex="bold"/>
    </style:style>
    <style:style style:name="T13" style:family="text">
      <style:text-properties officeooo:rsid="0019dc0a"/>
    </style:style>
    <style:style style:name="T14" style:family="text">
      <style:text-properties style:text-underline-style="none" fo:font-weight="bold" officeooo:rsid="0019dc0a" style:font-weight-asian="bold" style:font-weight-complex="bold"/>
    </style:style>
    <style:style style:name="T15" style:family="text">
      <style:text-properties style:text-underline-style="none" fo:font-weight="bold" officeooo:rsid="0032e358" style:font-weight-asian="bold" style:font-weight-complex="bold"/>
    </style:style>
    <style:style style:name="T16" style:family="text">
      <style:text-properties officeooo:rsid="001f6682"/>
    </style:style>
    <style:style style:name="T17" style:family="text">
      <style:text-properties officeooo:rsid="002116ec"/>
    </style:style>
    <style:style style:name="T18" style:family="text">
      <style:text-properties officeooo:rsid="00223663"/>
    </style:style>
    <style:style style:name="T19" style:family="text">
      <style:text-properties officeooo:rsid="0023d481"/>
    </style:style>
    <style:style style:name="T20" style:family="text">
      <style:text-properties officeooo:rsid="0025c22c"/>
    </style:style>
    <style:style style:name="T21" style:family="text">
      <style:text-properties officeooo:rsid="00280be3"/>
    </style:style>
    <style:style style:name="T22" style:family="text">
      <style:text-properties officeooo:rsid="0029fe92"/>
    </style:style>
    <style:style style:name="T23" style:family="text">
      <style:text-properties style:text-position="super 58%" officeooo:rsid="0029fe92"/>
    </style:style>
    <style:style style:name="T24" style:family="text">
      <style:text-properties style:text-position="super 58%" fo:font-weight="normal" officeooo:rsid="0029fe92" style:font-weight-asian="normal" style:font-weight-complex="normal"/>
    </style:style>
    <style:style style:name="T25" style:family="text">
      <style:text-properties style:text-position="0% 100%"/>
    </style:style>
    <style:style style:name="T26" style:family="text">
      <style:text-properties officeooo:rsid="002b94b1"/>
    </style:style>
    <style:style style:name="T27" style:family="text">
      <style:text-properties fo:font-weight="normal" officeooo:rsid="0029fe92" style:font-weight-asian="normal" style:font-weight-complex="normal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officeooo:rsid="0029fe92"/>
    </style:style>
    <style:style style:name="T30" style:family="text">
      <style:text-properties fo:color="#c9211e" loext:opacity="100%" fo:font-weight="bold" officeooo:rsid="0029fe92" style:font-weight-asian="bold" style:font-weight-complex="bold"/>
    </style:style>
    <style:style style:name="T31" style:family="text">
      <style:text-properties fo:color="#000000" loext:opacity="100%" officeooo:rsid="0029fe92"/>
    </style:style>
    <style:style style:name="T32" style:family="text">
      <style:text-properties fo:color="#000000" loext:opacity="100%" fo:font-weight="bold" officeooo:rsid="00223663" style:font-weight-asian="bold" style:font-weight-complex="bold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fo:color="#ff0000" loext:opacity="100%" fo:font-weight="bold" officeooo:rsid="00223663" style:font-weight-asian="bold" style:font-weight-complex="bold"/>
    </style:style>
    <style:style style:name="T36" style:family="text">
      <style:text-properties fo:color="#ff0000" loext:opacity="100%" fo:font-weight="bold" officeooo:rsid="002116ec" style:font-weight-asian="bold" style:font-weight-complex="bold"/>
    </style:style>
    <style:style style:name="T37" style:family="text">
      <style:text-properties fo:color="#ff0000" loext:opacity="100%" fo:font-weight="bold" officeooo:rsid="001fe360" style:font-weight-asian="bold" style:font-weight-complex="bold"/>
    </style:style>
    <style:style style:name="T38" style:family="text">
      <style:text-properties fo:color="#ff0000" loext:opacity="100%" fo:font-weight="bold" officeooo:rsid="001f6682" style:font-weight-asian="bold" style:font-weight-complex="bold"/>
    </style:style>
    <style:style style:name="T39" style:family="text">
      <style:text-properties fo:color="#ff0000" loext:opacity="100%" officeooo:rsid="001f6682"/>
    </style:style>
    <style:style style:name="T40" style:family="text">
      <style:text-properties fo:color="#ff0000" loext:opacity="100%" fo:font-weight="normal" officeooo:rsid="001f6682" style:font-weight-asian="normal" style:font-weight-complex="normal"/>
    </style:style>
    <style:style style:name="T41" style:family="text">
      <style:text-properties officeooo:rsid="003072c5"/>
    </style:style>
    <style:style style:name="T42" style:family="text">
      <style:text-properties fo:color="#00a933" loext:opacity="100%" officeooo:rsid="0019dc0a"/>
    </style:style>
    <style:style style:name="T43" style:family="text">
      <style:text-properties fo:color="#00a933" loext:opacity="100%" style:text-underline-style="none" officeooo:rsid="0019dc0a"/>
    </style:style>
    <style:style style:name="T44" style:family="text">
      <style:text-properties fo:color="#00a933" loext:opacity="100%" style:text-underline-style="none" fo:font-weight="bold" officeooo:rsid="0019dc0a" style:font-weight-asian="bold" style:font-weight-complex="bold"/>
    </style:style>
    <style:style style:name="T45" style:family="text">
      <style:text-properties fo:color="#00a933" loext:opacity="100%" style:text-underline-style="none" fo:font-weight="bold" officeooo:rsid="0032e358" style:font-weight-asian="bold" style:font-weight-complex="bold"/>
    </style:style>
    <style:style style:name="T46" style:family="text">
      <style:text-properties fo:color="#ff8000" loext:opacity="100%" style:text-underline-style="none" fo:font-weight="bold" officeooo:rsid="0019dc0a" style:font-weight-asian="bold" style:font-weight-complex="bold"/>
    </style:style>
    <style:style style:name="T47" style:family="text">
      <style:text-properties officeooo:rsid="0032e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Remove last migration from DB and Code</text:span> <text:span text:style-name="T13">(</text:span><text:span text:style-name="T3">data will be Intact </text:span><text:span text:style-name="T13">)</text:span></text:p>
      <text:p text:style-name="Standard"/>
      <text:p text:style-name="P6"><text:span text:style-name="T44"><text:tab/></text:span><text:span text:style-name="T45">This</text:span><text:span text:style-name="T44"> Also updates the </text:span><text:span text:style-name="T46">EFMigrationHistory</text:span><text:span text:style-name="T44"> Table</text:span></text:p>
      <text:p text:style-name="P6"/>
      <text:p text:style-name="P2"><text:tab/><text:span text:style-name="T1">To Remove from database</text:span></text:p>
      <text:p text:style-name="P7"><text:tab/><text:span text:style-name="T1">Step:1 <text:s/>| </text:span><text:span text:style-name="T11"><text:s text:c="2"/></text:span><text:span text:style-name="T34">Update-Database -Migration &lt;PreviousMigrationName&gt;</text:span><text:span text:style-name="T2"> <text:s/></text:span><text:span text:style-name="T10">OR</text:span><text:span text:style-name="T12"> </text:span><text:span text:style-name="T11"><text:s/></text:span><text:span text:style-name="T38">Update- <text:s text:c="5"/><text:tab/><text:tab/><text:tab/>Database <text:s text:c="2"/>-Migration:&lt;PreviousMigrationName&gt; </text:span></text:p>
      <text:p text:style-name="Standard"/>
      <text:p text:style-name="P2"><text:tab/><text:span text:style-name="T1">To Remove Last Migration</text:span></text:p>
      <text:p text:style-name="Standard"><text:tab/><text:span text:style-name="T1">Step:2 <text:s/>| <text:s/></text:span><text:span text:style-name="T34">Remove-Migration</text:span><text:span text:style-name="T2"> </text:span></text:p>
      <text:p text:style-name="Standard"/>
      <text:p text:style-name="Standard"/>
      <text:p text:style-name="P3">2. <text:s text:c="2"/>Remove last migration from Code(update database not run)</text:p>
      <text:p text:style-name="P1"><text:tab/></text:p>
      <text:p text:style-name="P1"><text:tab/><text:span text:style-name="T17">Step:1 | </text:span><text:span text:style-name="T36">Remove</text:span><text:span text:style-name="T37">-Migration</text:span></text:p>
      <text:p text:style-name="P1"/>
      <text:p text:style-name="P4">3. Suppose I have 5 migrations and I need to remove 3rd migration only from DB and Code.</text:p>
      <text:p text:style-name="P8"><text:span text:style-name="Strong_20_Emphasis"/></text:p>
      <text:p text:style-name="P9"><text:span text:style-name="Strong_20_Emphasis"><text:s text:c="15"/>No</text:span>, this is not directly possible. Removing a specific migration in the middle of the chain <text:s text:c="3"/><text:tab/><text:tab/>(e.g., the 3rd) is problematic because it affects the migrations that follow. </text:p>
      <text:p text:style-name="P9"/>
      <text:p text:style-name="P9"><text:tab/><text:span text:style-name="T2">Work Around:</text:span></text:p>
      <text:p text:style-name="P9"/>
      <text:p text:style-name="P10"><text:span text:style-name="T18"><text:tab/>Step:1 <text:s/></text:span><text:span text:style-name="T19">| </text:span>Rollback the database to the <text:span text:style-name="Strong_20_Emphasis">2nd migration</text:span>: </text:p>
      <text:p text:style-name="P10"><text:span text:style-name="T4"><text:tab/><text:tab/></text:span><text:span text:style-name="T5">Command: </text:span><text:span text:style-name="T18"><text:tab/></text:span><text:span text:style-name="T35">Update-Database -Migration &lt;SecondMigrationName&gt;</text:span></text:p>
      <text:p text:style-name="P10"/>
      <text:p text:style-name="P11"><text:span text:style-name="T18"><text:tab/></text:span><text:span text:style-name="T19">Step:2 | </text:span>Delete the 3rd migration manually from the <text:span text:style-name="Source_20_Text">Migrations</text:span> folder and ensure related <text:tab/><text:tab/> code changes are made. </text:p>
      <text:p text:style-name="P11"/>
      <text:p text:style-name="P12"><text:span text:style-name="T18"><text:tab/></text:span><text:span text:style-name="T20">Step:3 | </text:span>Recreate the 4th and 5th migrations with adjustments as necessary.</text:p>
      <text:p text:style-name="P12"/>
      <text:p text:style-name="P12"/>
      <text:p text:style-name="P5">4. Remove migrations after 3rd migration(3, 4 and 5). </text:p>
      <text:p text:style-name="P5"><text:tab/></text:p>
      <text:p text:style-name="P5"/>
      <text:p text:style-name="P5"><text:tab/><text:span text:style-name="T27">Step : 1 <text:s/>| Roll back the database to 2</text:span><text:span text:style-name="T24">nd</text:span><text:span text:style-name="T27"> Migration:</text:span></text:p>
      <text:p text:style-name="P14"><text:tab/><text:tab/> <text:s/><text:span text:style-name="T9">Command: </text:span><text:span text:style-name="T28"><text:s/></text:span><text:span text:style-name="T30">Update-Database -Migration &lt;SecondMigrationName&gt;</text:span></text:p>
      <text:p text:style-name="P13"><text:tab/></text:p>
      <text:p text:style-name="P15"><text:span text:style-name="T21"><text:tab/></text:span><text:span text:style-name="T22">Step: 2 <text:s/>| </text:span>Sequentially remove the migrations using <text:span text:style-name="T22"><text:s/>:</text:span></text:p>
      <text:p text:style-name="P15"/>
      <text:p text:style-name="P15"><text:span text:style-name="T22"><text:tab/><text:tab/> <text:s/></text:span><text:span text:style-name="T9">Command</text:span><text:span text:style-name="T26"> </text:span><text:span text:style-name="T9">:</text:span><text:span text:style-name="T22"> <text:s text:c="2"/></text:span><text:span text:style-name="T30">Remove-Migration</text:span><text:span text:style-name="T29"> </text:span><text:span text:style-name="T31">(three times)</text:span></text:p>
      <text:p text:style-name="P5"/>
      <text:p text:style-name="P5"><text:tab/></text:p>
      <text:p text:style-name="P12"/>
      <text:p text:style-name="P12"><text:s/><text:span text:style-name="T18"><text:line-break/><text:tab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56:16.214000000</meta:creation-date>
    <dc:date>2024-11-19T15:25:39.584000000</dc:date>
    <meta:editing-duration>PT3H29M17S</meta:editing-duration>
    <meta:editing-cycles>21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25" meta:word-count="180" meta:character-count="1282" meta:non-whitespace-character-count="1037"/>
  </office:meta>
</office:document-meta>
</file>